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35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72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5.21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4.89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4.26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878cm" fo:min-width="4.898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85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5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5.85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18" draw:marker-end-width="0.3cm" draw:fill="none" draw:fill-color="#ffffff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6.1cm" fo:min-width="4.58cm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9" draw:marker-end-width="0.3cm" draw:fill="none" draw:fill-color="#ffffff" draw:textarea-vertical-align="middle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15.307cm" fo:min-width="8.93cm" fo:wrap-option="wrap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7.438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0" draw:marker-end-width="0.3cm" draw:fill="none" draw:fill-color="#81d41a" draw:textarea-vertical-align="middle"/>
    </style:style>
    <style:style style:name="gr31" style:family="graphic" style:parent-style-name="objectwithoutfill">
      <style:graphic-properties svg:stroke-color="#000000" draw:marker-end="Arrowheads_20_21" draw:marker-end-width="0.3cm" draw:fill="none" draw:fill-color="#81d41a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7.053cm" fo:min-width="10.93cm" fo:wrap-option="wrap"/>
      <style:paragraph-properties style:writing-mode="lr-tb"/>
    </style:style>
    <style:style style:name="gr33" style:family="graphic" style:parent-style-name="objectwithoutfill">
      <style:graphic-properties svg:stroke-color="#000000" draw:marker-end="Arrowheads_20_22" draw:marker-end-width="0.3cm" draw:fill="none" draw:fill-color="#ffffff" draw:textarea-vertical-align="middl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23" draw:marker-end-width="0.3cm" draw:fill="none" draw:fill-color="#ffffff" draw:textarea-vertical-align="middl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7.687cm" fo:min-width="12.835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24" draw:marker-end-width="0.3cm" draw:fill="none" draw:fill-color="#ffffff" draw:textarea-vertical-align="middle"/>
    </style:style>
    <style:style style:name="gr38" style:family="graphic" style:parent-style-name="objectwithoutfill">
      <style:graphic-properties svg:stroke-color="#000000" draw:marker-end="Arrowheads_20_25" draw:marker-end-width="0.3cm" draw:fill="none" draw:fill-color="#ffffff" draw:textarea-vertical-align="middle"/>
    </style:style>
    <style:style style:name="gr39" style:family="graphic" style:parent-style-name="objectwithoutfill">
      <style:graphic-properties svg:stroke-color="#000000" draw:marker-end="Arrowheads_20_26" draw:marker-end-width="0.3cm" draw:fill="none" draw:fill-color="#ffffff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9pt" style:font-size-asian="18pt" style:font-size-complex="18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18pt" style:font-size-complex="18pt"/>
    </style:style>
    <style:style style:name="P8" style:family="paragraph">
      <style:paragraph-properties fo:text-align="start" style:writing-mode="lr-tb"/>
      <style:text-properties fo:font-size="9pt" style:font-size-asian="18pt" style:font-size-complex="18pt"/>
    </style:style>
    <style:style style:name="P9" style:family="paragraph">
      <loext:graphic-properties draw:fill-color="#81d41a"/>
      <style:paragraph-properties fo:text-align="start" style:writing-mode="lr-tb"/>
      <style:text-properties fo:font-size="9pt" style:font-size-asian="18pt" style:font-size-complex="18pt"/>
    </style:style>
    <style:style style:name="P10" style:family="paragraph">
      <loext:graphic-properties draw:fill="none" draw:fill-color="#81d41a"/>
      <style:paragraph-properties fo:text-align="center"/>
    </style:style>
    <style:style style:name="P11" style:family="paragraph"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 style:writing-mode="lr-tb">
        <style:tab-stops/>
      </style:paragraph-properties>
      <style:text-properties fo:font-size="9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9pt" fo:font-weight="bold" style:font-size-asian="18pt" style:font-weight-asian="bold" style:font-size-complex="1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weight="bold" style:font-size-asian="18pt" style:font-weight-asian="bold" style:font-size-complex="18pt" style:font-weight-complex="bold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0.635cm" svg:x="1.317cm" svg:y="1.317cm">
          <text:p text:style-name="P1"><text:span text:style-name="T1">Starts in Town c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4.128cm" svg:x="0.682cm" svg:y="3.222cm">
          <text:p text:style-name="P3"><text:span text:style-name="T2">Go to general store</text:span></text:p>
          <text:p text:style-name="P3"><text:span text:style-name="T2">Or </text:span></text:p>
          <text:p text:style-name="P3"><text:span text:style-name="T2">Explore the town </text:span></text:p>
          <text:p text:style-name="P3"><text:span text:style-name="T2">cente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2.905cm" svg:y1="1.952cm" svg:x2="2.905cm" svg:y2="3.222cm">
          <text:p/>
        </draw:line>
        <draw:custom-shape draw:style-name="gr4" draw:text-style-name="P7" draw:layer="layout" svg:width="5.715cm" svg:height="2.222cm" svg:x="7.35cm" svg:y="4.175cm">
          <text:p text:style-name="P6"><text:span text:style-name="T3">General store will give you a </text:span></text:p>
          <text:p text:style-name="P6"><text:span text:style-name="T3">Small mission to make some money.</text:span></text:p>
          <text:p text:style-name="P6"><text:span text:style-name="T3">Repair some tools in the back room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98cm" svg:height="2.223cm" svg:x="1.317cm" svg:y="8.302cm">
          <text:p text:style-name="P6"><text:span text:style-name="T3">Collect enough money to rent</text:span></text:p>
          <text:p text:style-name="P6"><text:span text:style-name="T3">An inn room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905cm" svg:y1="7.35cm" svg:x2="2.905cm" svg:y2="8.302cm">
          <text:p/>
        </draw:line>
        <draw:line draw:style-name="gr7" draw:text-style-name="P5" draw:layer="layout" svg:x1="4.81cm" svg:y1="5.445cm" svg:x2="7.35cm" svg:y2="5.445cm">
          <text:p/>
        </draw:line>
        <draw:custom-shape draw:style-name="gr8" draw:text-style-name="P7" draw:layer="layout" svg:width="4.763cm" svg:height="2.222cm" svg:x="15.287cm" svg:y="4.175cm">
          <text:p text:style-name="P6"><text:span text:style-name="T3">Collect things from all the </text:span><text:span text:style-name="T3">rooms</text:span></text:p>
          <text:p text:style-name="P6"><text:span text:style-name="T3">And go to the workroom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.065cm" svg:y1="5.445cm" svg:x2="15.287cm" svg:y2="5.445cm">
          <text:p/>
        </draw:line>
        <draw:custom-shape draw:style-name="gr10" draw:text-style-name="P7" draw:layer="layout" svg:width="4.445cm" svg:height="2.222cm" svg:x="21.32cm" svg:y="4.175cm">
          <text:p text:style-name="P6"><text:span text:style-name="T3">A small animal takes the main </text:span></text:p>
          <text:p text:style-name="P6"><text:span text:style-name="T3">Part you need.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20.05cm" svg:y1="5.445cm" svg:x2="21.32cm" svg:y2="5.445cm">
          <text:p/>
        </draw:line>
        <draw:line draw:style-name="gr12" draw:text-style-name="P5" draw:layer="layout" svg:x1="23.542cm" svg:y1="6.397cm" svg:x2="20.685cm" svg:y2="9.254cm">
          <text:p/>
        </draw:line>
        <draw:custom-shape draw:style-name="gr5" draw:text-style-name="P7" draw:layer="layout" svg:width="5.398cm" svg:height="2.223cm" svg:x="1.317cm" svg:y="11.477cm">
          <text:p text:style-name="P6"><text:span text:style-name="T3">Check fountain, bar, </text:span><text:span text:style-name="T3">and inn for </text:span></text:p>
          <text:p text:style-name="P6"><text:span text:style-name="T3">Coins to rent a room.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3.857cm" svg:y1="10.525cm" svg:x2="3.857cm" svg:y2="11.477cm">
          <text:p/>
        </draw:line>
        <draw:custom-shape draw:style-name="gr14" draw:text-style-name="P7" draw:layer="layout" svg:width="5.398cm" svg:height="4.128cm" svg:x="1.317cm" svg:y="14.652cm">
          <text:p text:style-name="P6"><text:span text:style-name="T3">Rents the room and moves </text:span><text:span text:style-name="T3">Katie and</text:span></text:p>
          <text:p text:style-name="P6"><text:span text:style-name="T3">Johnson into it.</text:span></text:p>
          <text:p text:style-name="P6"><text:span text:style-name="T3"/></text:p>
          <text:p text:style-name="P6"><text:span text:style-name="T3">Talks to the Felilian in the inn </text:span><text:span text:style-name="T3">for a</text:span></text:p>
          <text:p text:style-name="P6"><text:span text:style-name="T3">Mission.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4.175cm" svg:y1="13.7cm" svg:x2="4.175cm" svg:y2="14.652cm">
          <text:p/>
        </draw:line>
        <draw:custom-shape draw:style-name="gr16" draw:text-style-name="P7" draw:layer="layout" svg:width="5.08cm" svg:height="5.08cm" svg:x="1cm" svg:y="20.05cm">
          <text:p text:style-name="P6"><text:span text:style-name="T3">Either sneak into cart in town</text:span></text:p>
          <text:p text:style-name="P6"><text:span text:style-name="T3">Center or,</text:span></text:p>
          <text:p text:style-name="P6"><text:span text:style-name="T3">Sleep in the bed for the</text:span></text:p>
          <text:p text:style-name="P6"><text:span text:style-name="T3">n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5" draw:layer="layout" svg:x1="3.54cm" svg:y1="18.78cm" svg:x2="3.54cm" svg:y2="20.05cm">
          <text:p/>
        </draw:line>
        <draw:custom-shape draw:style-name="gr18" draw:text-style-name="P7" draw:layer="layout" svg:width="6.35cm" svg:height="2.54cm" svg:x="9.89cm" svg:y="21.32cm">
          <text:p text:style-name="P6"><text:span text:style-name="T3">You meet the ghost and get </text:span><text:span text:style-name="T3">a mission.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08cm" svg:y1="22.59cm" svg:x2="9.89cm" svg:y2="22.59cm">
          <text:p/>
        </draw:line>
        <draw:custom-shape draw:style-name="gr20" draw:text-style-name="P7" draw:layer="layout" svg:width="5.08cm" svg:height="3.81cm" svg:x="2.27cm" svg:y="26.4cm">
          <text:p text:style-name="P6"><text:span text:style-name="T3">The cart is how you get</text:span></text:p>
          <text:p text:style-name="P6"><text:span text:style-name="T3">Between the ruins and to town.</text:span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3.54cm" svg:y1="25.13cm" svg:x2="3.54cm" svg:y2="26.4cm">
          <text:p/>
        </draw:line>
        <draw:line draw:style-name="gr12" draw:text-style-name="P5" draw:layer="layout" svg:x1="13.7cm" svg:y1="23.86cm" svg:x2="9.255cm" svg:y2="28.305cm">
          <text:p/>
        </draw:line>
        <draw:line draw:style-name="gr22" draw:text-style-name="P5" draw:layer="layout" svg:x1="9.255cm" svg:y1="28.305cm" svg:x2="7.35cm" svg:y2="28.305cm">
          <text:p/>
        </draw:line>
        <draw:custom-shape draw:style-name="gr16" draw:text-style-name="P7" draw:layer="layout" svg:width="5.08cm" svg:height="5.08cm" svg:x="2.27cm" svg:y="31.48cm">
          <text:p text:style-name="P6"><text:span text:style-name="T3">Ghost relic path</text:span></text:p>
          <text:p text:style-name="P6"><text:span text:style-name="T3">or</text:span></text:p>
          <text:p text:style-name="P6"><text:span text:style-name="T3"><text:s/></text:span><text:span text:style-name="T3">Treasure hunter pa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4.81cm" svg:y1="30.21cm" svg:x2="4.81cm" svg:y2="31.48cm">
          <text:p/>
        </draw:line>
        <draw:custom-shape draw:style-name="gr24" draw:text-style-name="P7" draw:layer="layout" svg:width="6.35cm" svg:height="3.81cm" svg:x="11.16cm" svg:y="31.48cm">
          <text:p text:style-name="P6"><text:span text:style-name="T3">Ghost Path</text:span></text:p>
          <text:p text:style-name="P6"><text:span text:style-name="T3"/></text:p>
          <text:p text:style-name="P6"><text:span text:style-name="T3">Go into hidden cave that only </text:span><text:span text:style-name="T3">appears after</text:span></text:p>
          <text:p text:style-name="P6"><text:span text:style-name="T3">Meeting ghost.</text:span></text:p>
          <text:p text:style-name="P6"><text:span text:style-name="T3">You can only leave after solving a </text:span><text:span text:style-name="T3">puzzle</text:span></text:p>
          <text:p text:style-name="P6"><text:span text:style-name="T3">There.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7.35cm" svg:y1="34.02cm" svg:x2="11.16cm" svg:y2="34.02cm">
          <text:p/>
        </draw:line>
        <draw:custom-shape draw:style-name="gr26" draw:text-style-name="P7" draw:layer="layout" svg:width="5.08cm" svg:height="6.35cm" svg:x="2.27cm" svg:y="37.83cm">
          <text:p text:style-name="P6"><text:span text:style-name="T3">Treasure Path</text:span></text:p>
          <text:p text:style-name="P6"><text:span text:style-name="T3"/></text:p>
          <text:p text:style-name="P6"><text:span text:style-name="T3">Go to Garage to search it.</text:span>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4.81cm" svg:y1="36.56cm" svg:x2="4.81cm" svg:y2="37.83cm">
          <text:p/>
        </draw:line>
        <draw:custom-shape draw:style-name="gr28" draw:text-style-name="P9" draw:layer="layout" svg:width="9.43cm" svg:height="15.557cm" svg:x="65.77cm" svg:y="1cm">
          <text:p text:style-name="P8"><text:span text:style-name="T3">NPC Roster:</text:span></text:p>
          <text:p text:style-name="P8"><text:span text:style-name="T3"/></text:p>
          <text:p text:style-name="P8"><text:span text:style-name="T4">Loaded at Start</text:span></text:p>
          <text:p text:style-name="P8"><text:span text:style-name="T3">1. Scavenger</text:span></text:p>
          <text:p text:style-name="P8"><text:span text:style-name="T3">2. Shop Keeper</text:span></text:p>
          <text:p text:style-name="P8"><text:span text:style-name="T3">3. Inn Keeper</text:span></text:p>
          <text:p text:style-name="P8"><text:span text:style-name="T3">4. Mansion Guard</text:span></text:p>
          <text:p text:style-name="P8"><text:span text:style-name="T5">5. Organ Player</text:span></text:p>
          <text:p text:style-name="P8"><text:span text:style-name="T5">6. Treasure Hunter</text:span></text:p>
          <text:p text:style-name="P8"><text:span text:style-name="T5">7. 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938cm" svg:height="3.175cm" svg:x="10.842cm" svg:y="7.985cm">
          <text:p text:style-name="P6"><text:span text:style-name="T3">You can repair all </text:span><text:span text:style-name="T3">but one to get </text:span><text:span text:style-name="T3">some money.</text:span></text:p>
          <text:p text:style-name="P6"><text:span text:style-name="T3">The last will be </text:span><text:span text:style-name="T3">repairable much </text:span><text:span text:style-name="T3">later for the bonus.</text:span></text:p>
          <draw:enhanced-geometry svg:viewBox="0 0 21600 21600" draw:type="rectangle" draw:enhanced-path="M 0 0 L 21600 0 21600 21600 0 21600 0 0 Z N"/>
        </draw:custom-shape>
        <draw:line draw:style-name="gr30" draw:text-style-name="P10" draw:layer="layout" svg:x1="20.685cm" svg:y1="9.255cm" svg:x2="18.78cm" svg:y2="9.255cm">
          <text:p/>
        </draw:line>
        <draw:line draw:style-name="gr31" draw:text-style-name="P10" draw:layer="layout" svg:x1="10.842cm" svg:y1="9.572cm" svg:x2="6.715cm" svg:y2="9.572cm">
          <text:p/>
        </draw:line>
        <draw:custom-shape draw:style-name="gr32" draw:text-style-name="P13" draw:layer="layout" svg:width="11.43cm" svg:height="7.303cm" svg:x="20.367cm" svg:y="29.892cm">
          <text:p text:style-name="P11"><text:span text:style-name="T4">Puzzle 1</text:span></text:p>
          <text:p text:style-name="P11"><text:span text:style-name="T5"/></text:p>
          <text:p text:style-name="P12"><text:span text:style-name="T5">You lose all your items when you enter and need to solve with only What’s in the room. </text:span></text:p>
          <text:p text:style-name="P12"><text:span text:style-name="T5"/></text:p>
          <text:p text:style-name="P12"><text:span text:style-name="T5">You need to free a crate filled with items. One is the trinket for the ghost and the other is needed for the treasure hunter quest.</text:span>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51cm" svg:y1="34.02cm" svg:x2="20.367cm" svg:y2="34.02cm">
          <text:p/>
        </draw:line>
        <draw:custom-shape draw:style-name="gr34" draw:text-style-name="P7" draw:layer="layout" svg:width="7.62cm" svg:height="7.62cm" svg:x="34.02cm" svg:y="29.575cm">
          <text:p text:style-name="P6"><text:span text:style-name="T3">Two ways to clear the puzzles.</text:span></text:p>
          <text:p text:style-name="P6"><text:span text:style-name="T3">Use butter that’s in the room to oil the crate up,</text:span></text:p>
          <text:p text:style-name="P6"><text:span text:style-name="T3">Or lift with large pulley system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5" draw:text-style-name="P5" draw:layer="layout" svg:x1="31.797cm" svg:y1="33.385cm" svg:x2="34.02cm" svg:y2="33.385cm">
          <text:p/>
        </draw:line>
        <draw:custom-shape draw:style-name="gr36" draw:text-style-name="P7" draw:layer="layout" svg:width="13.335cm" svg:height="7.937cm" svg:x="44.18cm" svg:y="29.575cm">
          <text:p text:style-name="P6"><text:span text:style-name="T3">You locate the trinket the ghost wanted and a few other things too. </text:span></text:p>
          <text:p text:style-name="P6"><text:span text:style-name="T3">They will be used later in the game.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37.83cm" svg:y1="29.575cm" svg:x2="37.83cm" svg:y2="27.67cm">
          <text:p/>
        </draw:line>
        <draw:line draw:style-name="gr12" draw:text-style-name="P5" draw:layer="layout" svg:x1="37.83cm" svg:y1="37.195cm" svg:x2="37.83cm" svg:y2="39.1cm">
          <text:p/>
        </draw:line>
        <draw:line draw:style-name="gr12" draw:text-style-name="P5" draw:layer="layout" svg:x1="37.83cm" svg:y1="27.67cm" svg:x2="49.26cm" svg:y2="27.67cm">
          <text:p/>
        </draw:line>
        <draw:line draw:style-name="gr12" draw:text-style-name="P5" draw:layer="layout" svg:x1="37.83cm" svg:y1="39.1cm" svg:x2="49.26cm" svg:y2="39.1cm">
          <text:p/>
        </draw:line>
        <draw:line draw:style-name="gr37" draw:text-style-name="P5" draw:layer="layout" svg:x1="49.26cm" svg:y1="39.1cm" svg:x2="49.26cm" svg:y2="37.512cm">
          <text:p/>
        </draw:line>
        <draw:line draw:style-name="gr38" draw:text-style-name="P5" draw:layer="layout" svg:x1="49.26cm" svg:y1="27.67cm" svg:x2="49.26cm" svg:y2="29.575cm">
          <text:p/>
        </draw:line>
        <draw:line draw:style-name="gr12" draw:text-style-name="P5" draw:layer="layout" svg:x1="57.515cm" svg:y1="33.702cm" svg:x2="60.69cm" svg:y2="33.702cm">
          <text:p/>
        </draw:line>
        <draw:line draw:style-name="gr12" draw:text-style-name="P5" draw:layer="layout" svg:x1="60.69cm" svg:y1="33.702cm" svg:x2="60.69cm" svg:y2="41.64cm">
          <text:p/>
        </draw:line>
        <draw:line draw:style-name="gr39" draw:text-style-name="P5" draw:layer="layout" svg:x1="60.69cm" svg:y1="41.64cm" svg:x2="7.35cm" svg:y2="41.64cm">
          <text:p/>
        </draw:line>
        <draw:custom-shape draw:style-name="gr40" draw:text-style-name="P7" draw:layer="layout" svg:width="5.715cm" svg:height="2.54cm" svg:x="40.052cm" svg:y="26.4cm">
          <text:p text:style-name="P6"><text:span text:style-name="T3">If you bring Johnson and use the butter,</text:span></text:p>
          <text:p text:style-name="P6"><text:span text:style-name="T3">You can free the crate and get the </text:span></text:p>
          <text:p text:style-name="P6"><text:span text:style-name="T3">Contents.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5.715cm" svg:height="2.54cm" svg:x="40.37cm" svg:y="37.83cm">
          <text:p text:style-name="P6"><text:span text:style-name="T3">If you are alone you can use the pulley,</text:span></text:p>
          <text:p text:style-name="P6"><text:span text:style-name="T3">After repairing it to free the crate of </text:span></text:p>
          <text:p text:style-name="P6"><text:span text:style-name="T3">Good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7T20:27:19.331386972</meta:creation-date>
    <dc:date>2020-08-08T21:34:54.386053844</dc:date>
    <meta:editing-duration>PT3H45M59S</meta:editing-duration>
    <meta:editing-cycles>39</meta:editing-cycles>
    <meta:generator>LibreOffice/7.0.0.3$Linux_X86_64 LibreOffice_project/8061b3e9204bef6b321a21033174034a5e2ea88e</meta:generator>
    <meta:document-statistic meta:object-count="50"/>
  </office:meta>
</office:document-meta>
</file>